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a933"/>
    </style:style>
    <style:style style:name="ta3" style:family="table" style:master-page-name="Default">
      <style:table-properties table:display="true" style:writing-mode="lr-tb" table:tab-color="#ffff00"/>
    </style:style>
    <style:style style:name="ta4" style:family="table" style:master-page-name="Default">
      <style:table-properties table:display="true" style:writing-mode="lr-tb" table:tab-color="#ff8000"/>
    </style:style>
    <style:style style:name="ta5" style:family="table" style:master-page-name="Default">
      <style:table-properties table:display="true" style:writing-mode="lr-tb"/>
    </style:style>
    <style:style style:name="ce19" style:family="table-cell" style:parent-style-name="Default">
      <style:text-properties style:font-name="Liberation Sans2"/>
    </style:style>
    <style:style style:name="ce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ackground-color="#bbe33d"/>
    </style:style>
    <style:style style:name="ce29" style:family="table-cell" style:parent-style-name="Default">
      <style:table-cell-properties fo:background-color="#ffff6d"/>
    </style:style>
    <style:style style:name="ce3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72f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ff972f"/>
      <style:text-properties style:use-window-font-color="true"/>
    </style:style>
    <style:style style:name="ce36" style:family="table-cell" style:parent-style-name="Defaul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ackground-color="#bf819e"/>
      <style:text-properties style:use-window-font-color="true"/>
    </style:style>
    <style:style style:name="ce38" style:family="table-cell" style:parent-style-name="Default">
      <style:table-cell-properties fo:background-color="#ffff6d"/>
      <style:text-properties style:use-window-font-color="true"/>
    </style:style>
    <style:style style:name="ce44" style:family="table-cell" style:parent-style-name="Default">
      <style:text-properties style:font-name="Liberation Serif"/>
    </style:style>
    <style:style style:name="ce48" style:family="table-cell" style:parent-style-name="Default">
      <style:table-cell-properties fo:background-color="#bf819e"/>
    </style:style>
    <style:style style:name="ce17" style:family="table-cell" style:parent-style-name="Default">
      <style:text-properties style:font-name="Liberation Sans2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bbe33d"/>
    </style:style>
    <style:style style:name="ce32" style:family="table-cell" style:parent-style-name="Default">
      <style:table-cell-properties fo:background-color="#ffff6d"/>
    </style:style>
    <style:style style:name="ce3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972f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972f"/>
      <style:text-properties style:use-window-font-color="true"/>
    </style:style>
    <style:style style:name="ce42" style:family="table-cell" style:parent-style-name="Defaul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bf819e"/>
      <style:text-properties style:use-window-font-color="true"/>
    </style:style>
    <style:style style:name="ce45" style:family="table-cell" style:parent-style-name="Default">
      <style:table-cell-properties fo:background-color="#ffff6d"/>
      <style:text-properties style:use-window-font-color="true"/>
    </style:style>
    <style:style style:name="ce46" style:family="table-cell" style:parent-style-name="Default">
      <style:text-properties style:font-name="Liberation Serif"/>
    </style:style>
    <style:style style:name="ce47" style:family="table-cell" style:parent-style-name="Default">
      <style:table-cell-properties fo:background-color="#bf819e"/>
    </style:style>
    <style:style style:name="ce5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fo:background-color="#bf819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/>
    </style:style>
  </office:automatic-styles>
  <office:body>
    <office:spreadsheet>
      <table:calculation-settings table:automatic-find-labels="false" table:use-regular-expressions="false" table:use-wildcards="true"/>
      <table:table table:name="Minmark 16" table:style-name="ta1">
        <table:table-column table:style-name="co1" table:number-columns-repeated="11" table:default-cell-style-name="Default"/>
        <table:table-column table:style-name="co1" table:default-cell-style-name="ce40"/>
        <table:table-column table:style-name="co1" table:number-columns-repeated="1012" table:default-cell-style-name="Default"/>
        <table:table-row table:style-name="ro1">
          <table:table-cell table:style-name="ce17"/>
          <table:table-cell table:number-columns-repeated="1023"/>
        </table:table-row>
        <table:table-row table:style-name="ro1">
          <table:table-cell/>
          <table:table-cell table:style-name="ce18" office:value-type="string" calcext:value-type="string">
            <text:p>TINX Suite version 12.2.3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Minmark 1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Channel</text:p>
          </table:table-cell>
          <table:table-cell/>
          <table:table-cell table:style-name="ce18" office:value-type="string" calcext:value-type="string">
            <text:p>Command</text:p>
          </table:table-cell>
          <table:table-cell table:number-columns-repeated="2"/>
          <table:table-cell table:style-name="ce18" office:value-type="string" calcext:value-type="string">
            <text:p>LIPS</text:p>
          </table:table-cell>
          <table:table-cell table:style-name="ce18" office:value-type="string" calcext:value-type="string">
            <text:p>Average</text:p>
          </table:table-cell>
          <table:table-cell table:style-name="ce18" office:value-type="string" calcext:value-type="string">
            <text:p>I/O weight</text:p>
          </table:table-cell>
          <table:table-cell table:style-name="ce18" office:value-type="string" calcext:value-type="string">
            <text:p><text:span text:style-name="T3">λ</text:span> (ns)</text:p>
          </table:table-cell>
          <table:table-cell table:style-name="ce18" office:value-type="string" calcext:value-type="string">
            <text:p>μ / <text:span text:style-name="T3">λ</text:span></text:p>
          </table:table-cell>
          <table:table-cell table:style-name="ce18" office:value-type="string" calcext:value-type="string">
            <text:p>α (ns)</text:p>
          </table:table-cell>
          <table:table-cell table:style-name="ce18" office:value-type="string" calcext:value-type="string">
            <text:p>μ (ns)</text:p>
          </table:table-cell>
          <table:table-cell table:style-name="ce42" office:value-type="string" calcext:value-type="string">
            <text:p>μ / α</text:p>
          </table:table-cell>
          <table:table-cell table:style-name="ce18" office:value-type="string" calcext:value-type="string">
            <text:p>Quantum (ns)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type</text:p>
          </table:table-cell>
          <table:table-cell table:number-columns-repeated="4"/>
          <table:table-cell table:style-name="ce35" office:value-type="string" calcext:value-type="string">
            <text:p>@ 3.1 GHz</text:p>
          </table:table-cell>
          <table:table-cell table:style-name="ce35" office:value-type="string" calcext:value-type="string">
            <text:p>depth (B)</text:p>
          </table:table-cell>
          <table:table-cell table:style-name="ce35" office:value-type="string" calcext:value-type="string">
            <text:p>(inferences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POSIX IPC</text:p>
          </table:table-cell>
          <table:table-cell/>
          <table:table-cell office:value-type="string" calcext:value-type="string">
            <text:p>tinx -i -t 0 -z 10000000 -r 8 minmark_16</text:p>
          </table:table-cell>
          <table:table-cell table:number-columns-repeated="2"/>
          <table:table-cell table:style-name="ce28" office:value-type="float" office:value="28803955" calcext:value-type="float">
            <text:p>28803955</text:p>
          </table:table-cell>
          <table:table-cell/>
          <table:table-cell table:style-name="ce32" table:formula="of:=([.$G$10]-[.G8])/[.G8]" office:value-type="float" office:value="1.2241702224573" calcext:value-type="float">
            <text:p>1.2241702224573</text:p>
          </table:table-cell>
          <table:table-cell/>
          <table:table-cell table:style-name="ce32" table:formula="of:=[.I8]*[.$D$19]" office:value-type="float" office:value="25.6716085504675" calcext:value-type="float">
            <text:p>25.6716085504675</text:p>
          </table:table-cell>
          <table:table-cell/>
          <table:table-cell table:style-name="ce32" table:formula="of:=[.K8]*[.$J$10]" office:value-type="float" office:value="400.712542299763" calcext:value-type="float">
            <text:p>400.712542299763</text:p>
          </table:table-cell>
          <table:table-cell table:style-name="ce32" table:formula="of:=[.M8]/[.$L$10]" office:value-type="float" office:value="29.8979249503052" calcext:value-type="float">
            <text:p>29.8979249503052</text:p>
          </table:table-cell>
          <table:table-cell table:style-name="ce39" table:formula="of:=[.$J$10]*[.$D$15]+[.M8]*[.$D$16]" office:value-type="float" office:value="11648.7447643909" calcext:value-type="float">
            <text:p>11648.7447643909</text:p>
          </table:table-cell>
          <table:table-cell table:number-columns-repeated="1009"/>
        </table:table-row>
        <table:table-row table:style-name="ro1">
          <table:table-cell/>
          <table:table-cell table:style-name="ce24" office:value-type="string" calcext:value-type="string">
            <text:p>File I/O</text:p>
          </table:table-cell>
          <table:table-cell/>
          <table:table-cell office:value-type="string" calcext:value-type="string">
            <text:p>tinx -if -t 0 -z 10000000 -r 8 minmark_16</text:p>
          </table:table-cell>
          <table:table-cell table:number-columns-repeated="2"/>
          <table:table-cell table:style-name="ce28" office:value-type="float" office:value="19375072" calcext:value-type="float">
            <text:p>19375072</text:p>
          </table:table-cell>
          <table:table-cell/>
          <table:table-cell table:style-name="ce32" table:formula="of:=([.$G$10]-[.G9])/[.G9]" office:value-type="float" office:value="2.30656314464277" calcext:value-type="float">
            <text:p>2.30656314464277</text:p>
          </table:table-cell>
          <table:table-cell/>
          <table:table-cell table:style-name="ce32" table:formula="of:=[.I9]*[.$D$19]" office:value-type="float" office:value="48.3700592123086" calcext:value-type="float">
            <text:p>48.3700592123086</text:p>
          </table:table-cell>
          <table:table-cell/>
          <table:table-cell table:style-name="ce32" table:formula="of:=[.K9]*[.$J$10]" office:value-type="float" office:value="755.016553016163" calcext:value-type="float">
            <text:p>755.016553016163</text:p>
          </table:table-cell>
          <table:table-cell table:style-name="ce32" table:formula="of:=[.M9]/[.$L$10]" office:value-type="float" office:value="56.3332210885198" calcext:value-type="float">
            <text:p>56.3332210885198</text:p>
          </table:table-cell>
          <table:table-cell table:style-name="ce39" table:formula="of:=[.$J$10]*[.$D$15]+[.M9]*[.$D$16]" office:value-type="float" office:value="17317.6089358533" calcext:value-type="float">
            <text:p>17317.6089358533</text:p>
          </table:table-cell>
          <table:table-cell table:number-columns-repeated="1009"/>
        </table:table-row>
        <table:table-row table:style-name="ro1">
          <table:table-cell/>
          <table:table-cell table:style-name="ce24" office:value-type="string" calcext:value-type="string">
            <text:p>Quiet mode</text:p>
          </table:table-cell>
          <table:table-cell/>
          <table:table-cell office:value-type="string" calcext:value-type="string">
            <text:p>tinx -iq -t 0 -z 10000000 -r 8 minmark_16</text:p>
          </table:table-cell>
          <table:table-cell table:number-columns-repeated="2"/>
          <table:table-cell table:style-name="ce28" office:value-type="float" office:value="64064899" calcext:value-type="float">
            <text:p>64064899</text:p>
          </table:table-cell>
          <table:table-cell table:style-name="ce28" office:value-type="float" office:value="0.701" calcext:value-type="float">
            <text:p>0.701</text:p>
          </table:table-cell>
          <table:table-cell table:style-name="ce40" table:formula="of:=([.$G$10]-[.G10])/[.G10]" office:value-type="float" office:value="0" calcext:value-type="float">
            <text:p>0</text:p>
          </table:table-cell>
          <table:table-cell table:style-name="ce32" table:formula="of:=1000000000/[.G10]" office:value-type="float" office:value="15.6091715683498" calcext:value-type="float">
            <text:p>15.6091715683498</text:p>
          </table:table-cell>
          <table:table-cell table:style-name="ce40" table:formula="of:=[.I10]*[.$D$19]" office:value-type="float" office:value="0" calcext:value-type="float">
            <text:p>0</text:p>
          </table:table-cell>
          <table:table-cell table:style-name="ce39" table:formula="of:=[.J10]/(1 + [.$J$13]*[.H10])" office:value-type="float" office:value="13.4026874094375" calcext:value-type="float">
            <text:p>13.4026874094375</text:p>
          </table:table-cell>
          <table:table-cell table:style-name="ce40" table:formula="of:=[.K10]*[.$J$10]" office:value-type="float" office:value="0" calcext:value-type="float">
            <text:p>0</text:p>
          </table:table-cell>
          <table:table-cell table:style-name="ce40" table:formula="of:=[.M10]/[.$L$10]" office:value-type="float" office:value="0" calcext:value-type="float">
            <text:p>0</text:p>
          </table:table-cell>
          <table:table-cell table:style-name="ce39" table:formula="of:=[.$J$10]*[.$D$15]+[.M10]*[.$D$16]" office:value-type="float" office:value="5237.34408759468" calcext:value-type="float">
            <text:p>5237.34408759468</text:p>
          </table:table-cell>
          <table:table-cell table:number-columns-repeated="1009"/>
        </table:table-row>
        <table:table-row table:style-name="ro1">
          <table:table-cell/>
          <table:table-cell table:style-name="ce27" office:value-type="string" calcext:value-type="string">
            <text:p>Quiet, max depth = 1</text:p>
          </table:table-cell>
          <table:table-cell/>
          <table:table-cell office:value-type="string" calcext:value-type="string">
            <text:p>tinx -iq -t 0 -z 10000000 -r 8 minmark_16_d1</text:p>
          </table:table-cell>
          <table:table-cell table:number-columns-repeated="2"/>
          <table:table-cell table:style-name="ce28" office:value-type="float" office:value="72966820" calcext:value-type="float">
            <text:p>72966820</text:p>
          </table:table-cell>
          <table:table-cell table:style-name="ce28" office:value-type="float" office:value="0.096" calcext:value-type="float">
            <text:p>0.096</text:p>
          </table:table-cell>
          <table:table-cell/>
          <table:table-cell table:style-name="ce32" table:formula="of:=1000000000/[.G11]" office:value-type="float" office:value="13.7048592771345" calcext:value-type="float">
            <text:p>13.7048592771345</text:p>
          </table:table-cell>
          <table:table-cell/>
          <table:table-cell table:formula="of:=[.J11]/(1 + [.$J$13]*[.H11])" office:value-type="float" office:value="13.4026874094375" calcext:value-type="float">
            <text:p>13.402687409437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Edges (E)</text:p>
          </table:table-cell>
          <table:table-cell/>
          <table:table-cell table:style-name="ce28" office:value-type="float" office:value="352" calcext:value-type="float">
            <text:p>352</text:p>
          </table:table-cell>
          <table:table-cell/>
          <table:table-cell table:style-name="ce18" office:value-type="string" calcext:value-type="string">
            <text:p>Inference ratio</text:p>
          </table:table-cell>
          <table:table-cell table:style-name="ce39" table:formula="of:=1/(1+[.I8])" office:value-type="float" office:value="0.449605875442026" calcext:value-type="float">
            <text:p>0.449605875442026</text:p>
          </table:table-cell>
          <table:table-cell/>
          <table:table-cell table:style-name="ce18" office:value-type="string" calcext:value-type="string">
            <text:p>η</text:p>
          </table:table-cell>
          <table:table-cell table:style-name="ce39" table:formula="of:=([.J10]-[.J11])/([.J11]*[.H10]-[.J10]*[.H11])" office:value-type="float" office:value="0.23485018531635" calcext:value-type="float">
            <text:p>0.23485018531635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Filling ratio (<text:span text:style-name="T3">ρ</text:span>)</text:p>
          </table:table-cell>
          <table:table-cell/>
          <table:table-cell table:style-name="ce28" office:value-type="float" office:value="0.95321" calcext:value-type="float">
            <text:p>0.95321</text:p>
          </table:table-cell>
          <table:table-cell/>
          <table:table-cell table:style-name="ce18" office:value-type="string" calcext:value-type="string">
            <text:p>I/O ratio</text:p>
          </table:table-cell>
          <table:table-cell table:style-name="ce39" table:formula="of:=[.I8]/(1+[.I8])" office:value-type="float" office:value="0.550394124557974" calcext:value-type="float">
            <text:p>0.550394124557974</text:p>
          </table:table-cell>
          <table:table-cell/>
          <table:table-cell table:style-name="ce18" office:value-type="string" calcext:value-type="string">
            <text:p>δ (est.)</text:p>
          </table:table-cell>
          <table:table-cell table:style-name="ce41" table:formula="of:=[.J13]*[.H10]/[.D17]" office:value-type="float" office:value="0.0102893737441726" calcext:value-type="float">
            <text:p>0.0102893737441726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Filled edges</text:p>
          </table:table-cell>
          <table:table-cell/>
          <table:table-cell table:style-name="ce32" table:formula="of:=[.D13]*[.D14]" office:value-type="float" office:value="335.52992" calcext:value-type="float">
            <text:p>335.52992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I/O channels (S)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ax delay (D)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Filled edges/channel</text:p>
          </table:table-cell>
          <table:table-cell/>
          <table:table-cell table:style-name="ce32" table:formula="of:=[.D15]/[.D16]" office:value-type="float" office:value="20.97062" calcext:value-type="float">
            <text:p>20.97062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bench 16" table:style-name="ta2">
        <table:table-column table:style-name="co1" table:number-columns-repeated="11" table:default-cell-style-name="Default"/>
        <table:table-column table:style-name="co1" table:default-cell-style-name="ce40"/>
        <table:table-column table:style-name="co1" table:number-columns-repeated="1012" table:default-cell-style-name="Default"/>
        <table:table-row table:style-name="ro1">
          <table:table-cell table:style-name="ce17"/>
          <table:table-cell table:number-columns-repeated="1023"/>
        </table:table-row>
        <table:table-row table:style-name="ro1">
          <table:table-cell/>
          <table:table-cell table:style-name="ce18" office:value-type="string" calcext:value-type="string">
            <text:p>TINX Suite version 12.2.3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Parbench 1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Channel</text:p>
          </table:table-cell>
          <table:table-cell/>
          <table:table-cell table:style-name="ce18" office:value-type="string" calcext:value-type="string">
            <text:p>Command</text:p>
          </table:table-cell>
          <table:table-cell table:number-columns-repeated="2"/>
          <table:table-cell table:style-name="ce18" office:value-type="string" calcext:value-type="string">
            <text:p>LIPS</text:p>
          </table:table-cell>
          <table:table-cell table:style-name="ce18" office:value-type="string" calcext:value-type="string">
            <text:p>Average</text:p>
          </table:table-cell>
          <table:table-cell table:style-name="ce18" office:value-type="string" calcext:value-type="string">
            <text:p>I/O weight</text:p>
          </table:table-cell>
          <table:table-cell table:style-name="ce18" office:value-type="string" calcext:value-type="string">
            <text:p><text:span text:style-name="T3">λ</text:span> (ns)</text:p>
          </table:table-cell>
          <table:table-cell table:style-name="ce18" office:value-type="string" calcext:value-type="string">
            <text:p>μ / <text:span text:style-name="T3">λ</text:span></text:p>
          </table:table-cell>
          <table:table-cell table:style-name="ce18" office:value-type="string" calcext:value-type="string">
            <text:p>α (ns)</text:p>
          </table:table-cell>
          <table:table-cell table:style-name="ce18" office:value-type="string" calcext:value-type="string">
            <text:p>μ (ns)</text:p>
          </table:table-cell>
          <table:table-cell table:style-name="ce42" office:value-type="string" calcext:value-type="string">
            <text:p>μ / α</text:p>
          </table:table-cell>
          <table:table-cell table:style-name="ce18" office:value-type="string" calcext:value-type="string">
            <text:p>Quantum (ns)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type</text:p>
          </table:table-cell>
          <table:table-cell table:number-columns-repeated="4"/>
          <table:table-cell table:style-name="ce35" office:value-type="string" calcext:value-type="string">
            <text:p>@ 3.1 GHz</text:p>
          </table:table-cell>
          <table:table-cell table:style-name="ce35" office:value-type="string" calcext:value-type="string">
            <text:p>depth (B)</text:p>
          </table:table-cell>
          <table:table-cell table:style-name="ce35" office:value-type="string" calcext:value-type="string">
            <text:p>(inferences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POSIX IPC</text:p>
          </table:table-cell>
          <table:table-cell/>
          <table:table-cell office:value-type="string" calcext:value-type="string">
            <text:p>tinx -i -t 0 -z 10000000 -r 10 parbench_16</text:p>
          </table:table-cell>
          <table:table-cell table:number-columns-repeated="2"/>
          <table:table-cell table:style-name="ce28" office:value-type="float" office:value="19441246" calcext:value-type="float">
            <text:p>19441246</text:p>
          </table:table-cell>
          <table:table-cell/>
          <table:table-cell table:style-name="ce32" table:formula="of:=([.$G$10]-[.G8])/[.G8]" office:value-type="float" office:value="0.377688755134316" calcext:value-type="float">
            <text:p>0.377688755134316</text:p>
          </table:table-cell>
          <table:table-cell/>
          <table:table-cell table:style-name="ce32" table:formula="of:=[.I8]*[.$D$19]" office:value-type="float" office:value="19.4261822321959" calcext:value-type="float">
            <text:p>19.4261822321959</text:p>
          </table:table-cell>
          <table:table-cell/>
          <table:table-cell table:style-name="ce32" table:formula="of:=[.K8]*[.$J$10]" office:value-type="float" office:value="725.290934373843" calcext:value-type="float">
            <text:p>725.290934373843</text:p>
          </table:table-cell>
          <table:table-cell table:style-name="ce32" table:formula="of:=[.M8]/[.$L$10]" office:value-type="float" office:value="30.7816038077775" calcext:value-type="float">
            <text:p>30.7816038077775</text:p>
          </table:table-cell>
          <table:table-cell table:style-name="ce39" table:formula="of:=[.$J$10]*[.$D$15]+[.M8]*[.$D$16]" office:value-type="float" office:value="126990.298872819" calcext:value-type="float">
            <text:p>126990.298872819</text:p>
          </table:table-cell>
          <table:table-cell table:number-columns-repeated="1009"/>
        </table:table-row>
        <table:table-row table:style-name="ro1">
          <table:table-cell/>
          <table:table-cell table:style-name="ce24" office:value-type="string" calcext:value-type="string">
            <text:p>File I/O</text:p>
          </table:table-cell>
          <table:table-cell/>
          <table:table-cell office:value-type="string" calcext:value-type="string">
            <text:p>tinx -if -t 0 -z 10000000 -r 10 parbench_16</text:p>
          </table:table-cell>
          <table:table-cell table:number-columns-repeated="2"/>
          <table:table-cell table:style-name="ce28" office:value-type="float" office:value="15257843" calcext:value-type="float">
            <text:p>15257843</text:p>
          </table:table-cell>
          <table:table-cell/>
          <table:table-cell table:style-name="ce32" table:formula="of:=([.$G$10]-[.G9])/[.G9]" office:value-type="float" office:value="0.755424144815227" calcext:value-type="float">
            <text:p>0.755424144815227</text:p>
          </table:table-cell>
          <table:table-cell/>
          <table:table-cell table:style-name="ce32" table:formula="of:=[.I9]*[.$D$19]" office:value-type="float" office:value="38.8547630827996" calcext:value-type="float">
            <text:p>38.8547630827996</text:p>
          </table:table-cell>
          <table:table-cell/>
          <table:table-cell table:style-name="ce32" table:formula="of:=[.K9]*[.$J$10]" office:value-type="float" office:value="1450.67142294652" calcext:value-type="float">
            <text:p>1450.67142294652</text:p>
          </table:table-cell>
          <table:table-cell table:style-name="ce32" table:formula="of:=[.M9]/[.$L$10]" office:value-type="float" office:value="61.567008327431" calcext:value-type="float">
            <text:p>61.567008327431</text:p>
          </table:table-cell>
          <table:table-cell table:style-name="ce39" table:formula="of:=[.$J$10]*[.$D$15]+[.M9]*[.$D$16]" office:value-type="float" office:value="161808.562324308" calcext:value-type="float">
            <text:p>161808.562324308</text:p>
          </table:table-cell>
          <table:table-cell table:number-columns-repeated="1009"/>
        </table:table-row>
        <table:table-row table:style-name="ro1">
          <table:table-cell/>
          <table:table-cell table:style-name="ce24" office:value-type="string" calcext:value-type="string">
            <text:p>Quiet mode</text:p>
          </table:table-cell>
          <table:table-cell/>
          <table:table-cell office:value-type="string" calcext:value-type="string">
            <text:p>tinx -iq -t 0 -z 10000000 -r 10 parbench_16</text:p>
          </table:table-cell>
          <table:table-cell table:number-columns-repeated="2"/>
          <table:table-cell table:style-name="ce28" office:value-type="float" office:value="26783986" calcext:value-type="float">
            <text:p>26783986</text:p>
          </table:table-cell>
          <table:table-cell table:style-name="ce28" office:value-type="float" office:value="2.489" calcext:value-type="float">
            <text:p>2.489</text:p>
          </table:table-cell>
          <table:table-cell table:style-name="ce40" table:formula="of:=([.$G$10]-[.G10])/[.G10]" office:value-type="float" office:value="0" calcext:value-type="float">
            <text:p>0</text:p>
          </table:table-cell>
          <table:table-cell table:style-name="ce32" table:formula="of:=1000000000/[.G10]" office:value-type="float" office:value="37.3357423349908" calcext:value-type="float">
            <text:p>37.3357423349908</text:p>
          </table:table-cell>
          <table:table-cell table:style-name="ce40" table:formula="of:=[.I10]*[.$D$19]" office:value-type="float" office:value="0" calcext:value-type="float">
            <text:p>0</text:p>
          </table:table-cell>
          <table:table-cell table:style-name="ce39" table:formula="of:=[.J10]/(1 + [.$J$13]*[.H10])" office:value-type="float" office:value="23.5624803341334" calcext:value-type="float">
            <text:p>23.5624803341334</text:p>
          </table:table-cell>
          <table:table-cell table:style-name="ce40" table:formula="of:=[.K10]*[.$J$10]" office:value-type="float" office:value="0" calcext:value-type="float">
            <text:p>0</text:p>
          </table:table-cell>
          <table:table-cell table:style-name="ce40" table:formula="of:=[.M10]/[.$L$10]" office:value-type="float" office:value="0" calcext:value-type="float">
            <text:p>0</text:p>
          </table:table-cell>
          <table:table-cell table:style-name="ce39" table:formula="of:=[.$J$10]*[.$D$15]+[.M10]*[.$D$16]" office:value-type="float" office:value="92176.3340228748" calcext:value-type="float">
            <text:p>92176.3340228748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Edges (E)</text:p>
          </table:table-cell>
          <table:table-cell/>
          <table:table-cell table:style-name="ce28" office:value-type="float" office:value="2554" calcext:value-type="float">
            <text:p>2554</text:p>
          </table:table-cell>
          <table:table-cell/>
          <table:table-cell table:style-name="ce18" office:value-type="string" calcext:value-type="string">
            <text:p>Inference ratio</text:p>
          </table:table-cell>
          <table:table-cell table:style-name="ce39" table:formula="of:=1/(1+[.I8])" office:value-type="float" office:value="0.72585335132717" calcext:value-type="float">
            <text:p>0.72585335132717</text:p>
          </table:table-cell>
          <table:table-cell/>
          <table:table-cell table:style-name="ce18" office:value-type="string" calcext:value-type="string">
            <text:p>η</text:p>
          </table:table-cell>
          <table:table-cell table:style-name="ce43" table:formula="of:=[$'Minmark 16'.J13]" office:value-type="float" office:value="0.23485018531635" calcext:value-type="float">
            <text:p>0.23485018531635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Filling ratio (<text:span text:style-name="T3">ρ</text:span>)</text:p>
          </table:table-cell>
          <table:table-cell/>
          <table:table-cell table:style-name="ce28" office:value-type="float" office:value="0.96666" calcext:value-type="float">
            <text:p>0.96666</text:p>
          </table:table-cell>
          <table:table-cell/>
          <table:table-cell table:style-name="ce18" office:value-type="string" calcext:value-type="string">
            <text:p>I/O ratio</text:p>
          </table:table-cell>
          <table:table-cell table:style-name="ce39" table:formula="of:=[.I8]/(1+[.I8])" office:value-type="float" office:value="0.27414664867283" calcext:value-type="float">
            <text:p>0.27414664867283</text:p>
          </table:table-cell>
          <table:table-cell/>
          <table:table-cell table:style-name="ce18" office:value-type="string" calcext:value-type="string">
            <text:p>δ (est.)</text:p>
          </table:table-cell>
          <table:table-cell table:style-name="ce45" table:formula="of:=[.J13]*[.H10]/[.D17]" office:value-type="float" office:value="0.00456673524415934" calcext:value-type="float">
            <text:p>0.00456673524415934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Filled edges</text:p>
          </table:table-cell>
          <table:table-cell/>
          <table:table-cell table:style-name="ce32" table:formula="of:=[.D13]*[.D14]" office:value-type="float" office:value="2468.84964" calcext:value-type="float">
            <text:p>2468.84964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I/O channels (S)</text:p>
          </table:table-cell>
          <table:table-cell/>
          <table:table-cell table:style-name="ce28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ax delay (D)</text:p>
          </table:table-cell>
          <table:table-cell/>
          <table:table-cell table:style-name="ce28"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Filled edges/channel</text:p>
          </table:table-cell>
          <table:table-cell/>
          <table:table-cell table:style-name="ce32" table:formula="of:=[.D15]/[.D16]" office:value-type="float" office:value="51.4343675" calcext:value-type="float">
            <text:p>51.4343675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noi 4" table:style-name="ta3">
        <table:table-column table:style-name="co1" table:number-columns-repeated="11" table:default-cell-style-name="Default"/>
        <table:table-column table:style-name="co1" table:default-cell-style-name="ce40"/>
        <table:table-column table:style-name="co1" table:number-columns-repeated="1012" table:default-cell-style-name="Default"/>
        <table:table-row table:style-name="ro1">
          <table:table-cell table:style-name="ce46"/>
          <table:table-cell table:number-columns-repeated="1023"/>
        </table:table-row>
        <table:table-row table:style-name="ro1">
          <table:table-cell/>
          <table:table-cell table:style-name="ce18" office:value-type="string" calcext:value-type="string">
            <text:p>TINX Suite version 12.2.3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anoi 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Channel</text:p>
          </table:table-cell>
          <table:table-cell/>
          <table:table-cell table:style-name="ce18" office:value-type="string" calcext:value-type="string">
            <text:p>Command</text:p>
          </table:table-cell>
          <table:table-cell table:number-columns-repeated="2"/>
          <table:table-cell table:style-name="ce18" office:value-type="string" calcext:value-type="string">
            <text:p>LIPS</text:p>
          </table:table-cell>
          <table:table-cell table:style-name="ce18" office:value-type="string" calcext:value-type="string">
            <text:p>Average</text:p>
          </table:table-cell>
          <table:table-cell table:style-name="ce18" office:value-type="string" calcext:value-type="string">
            <text:p>I/O weight</text:p>
          </table:table-cell>
          <table:table-cell table:style-name="ce18" office:value-type="string" calcext:value-type="string">
            <text:p><text:span text:style-name="T3">λ</text:span> (ns)</text:p>
          </table:table-cell>
          <table:table-cell table:style-name="ce18" office:value-type="string" calcext:value-type="string">
            <text:p>μ / <text:span text:style-name="T3">λ</text:span></text:p>
          </table:table-cell>
          <table:table-cell table:style-name="ce18" office:value-type="string" calcext:value-type="string">
            <text:p>α (ns)</text:p>
          </table:table-cell>
          <table:table-cell table:style-name="ce18" office:value-type="string" calcext:value-type="string">
            <text:p>μ (ns)</text:p>
          </table:table-cell>
          <table:table-cell table:style-name="ce42" office:value-type="string" calcext:value-type="string">
            <text:p>μ / α</text:p>
          </table:table-cell>
          <table:table-cell table:style-name="ce18" office:value-type="string" calcext:value-type="string">
            <text:p>Quantum (ns)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type</text:p>
          </table:table-cell>
          <table:table-cell table:number-columns-repeated="4"/>
          <table:table-cell table:style-name="ce35" office:value-type="string" calcext:value-type="string">
            <text:p>@ 3.1 GHz</text:p>
          </table:table-cell>
          <table:table-cell table:style-name="ce35" office:value-type="string" calcext:value-type="string">
            <text:p>depth (B)</text:p>
          </table:table-cell>
          <table:table-cell table:style-name="ce35" office:value-type="string" calcext:value-type="string">
            <text:p>(inferences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POSIX IPC</text:p>
          </table:table-cell>
          <table:table-cell/>
          <table:table-cell office:value-type="string" calcext:value-type="string">
            <text:p>tinx -i -t 0 -z 10000000 -r 6 hanoi_4</text:p>
          </table:table-cell>
          <table:table-cell table:number-columns-repeated="2"/>
          <table:table-cell table:style-name="ce28" office:value-type="float" office:value="25631298" calcext:value-type="float">
            <text:p>25631298</text:p>
          </table:table-cell>
          <table:table-cell/>
          <table:table-cell table:style-name="ce32" table:formula="of:=([.$G$10]-[.G8])/[.G8]" office:value-type="float" office:value="1.91273325291602" calcext:value-type="float">
            <text:p>1.91273325291602</text:p>
          </table:table-cell>
          <table:table-cell/>
          <table:table-cell table:style-name="ce32" table:formula="of:=[.I8]*[.$D$19]" office:value-type="float" office:value="67.0961421634425" calcext:value-type="float">
            <text:p>67.0961421634425</text:p>
          </table:table-cell>
          <table:table-cell/>
          <table:table-cell table:style-name="ce32" table:formula="of:=[.K8]*[.$J$10]" office:value-type="float" office:value="898.723786576681" calcext:value-type="float">
            <text:p>898.723786576681</text:p>
          </table:table-cell>
          <table:table-cell table:style-name="ce32" table:formula="of:=[.M8]/[.$L$10]" office:value-type="float" office:value="67.6318985717598" calcext:value-type="float">
            <text:p>67.6318985717598</text:p>
          </table:table-cell>
          <table:table-cell table:style-name="ce39" table:formula="of:=[.$J$10]*[.$D$15]+[.M8]*[.$D$16]" office:value-type="float" office:value="131384.391847811" calcext:value-type="float">
            <text:p>131384.391847811</text:p>
          </table:table-cell>
          <table:table-cell table:number-columns-repeated="1009"/>
        </table:table-row>
        <table:table-row table:style-name="ro1">
          <table:table-cell/>
          <table:table-cell table:style-name="ce24" office:value-type="string" calcext:value-type="string">
            <text:p>File I/O</text:p>
          </table:table-cell>
          <table:table-cell/>
          <table:table-cell office:value-type="string" calcext:value-type="string">
            <text:p>tinx -if -t 0 -z 10000000 -r 6 hanoi_4</text:p>
          </table:table-cell>
          <table:table-cell table:number-columns-repeated="2"/>
          <table:table-cell table:style-name="ce28" office:value-type="float" office:value="22128913" calcext:value-type="float">
            <text:p>22128913</text:p>
          </table:table-cell>
          <table:table-cell/>
          <table:table-cell table:style-name="ce32" table:formula="of:=([.$G$10]-[.G9])/[.G9]" office:value-type="float" office:value="2.37373706516899" calcext:value-type="float">
            <text:p>2.37373706516899</text:p>
          </table:table-cell>
          <table:table-cell/>
          <table:table-cell table:style-name="ce32" table:formula="of:=[.I9]*[.$D$19]" office:value-type="float" office:value="83.2675436265886" calcext:value-type="float">
            <text:p>83.2675436265886</text:p>
          </table:table-cell>
          <table:table-cell/>
          <table:table-cell table:style-name="ce32" table:formula="of:=[.K9]*[.$J$10]" office:value-type="float" office:value="1115.33271055635" calcext:value-type="float">
            <text:p>1115.33271055635</text:p>
          </table:table-cell>
          <table:table-cell table:style-name="ce32" table:formula="of:=[.M9]/[.$L$10]" office:value-type="float" office:value="83.9324271603411" calcext:value-type="float">
            <text:p>83.9324271603411</text:p>
          </table:table-cell>
          <table:table-cell table:style-name="ce39" table:formula="of:=[.$J$10]*[.$D$15]+[.M9]*[.$D$16]" office:value-type="float" office:value="152178.848549859" calcext:value-type="float">
            <text:p>152178.848549859</text:p>
          </table:table-cell>
          <table:table-cell table:number-columns-repeated="1009"/>
        </table:table-row>
        <table:table-row table:style-name="ro1">
          <table:table-cell/>
          <table:table-cell table:style-name="ce24" office:value-type="string" calcext:value-type="string">
            <text:p>Quiet mode</text:p>
          </table:table-cell>
          <table:table-cell/>
          <table:table-cell office:value-type="string" calcext:value-type="string">
            <text:p>tinx -iq -t 0 -z 10000000 -r 6 hanoi_4</text:p>
          </table:table-cell>
          <table:table-cell table:number-columns-repeated="2"/>
          <table:table-cell table:style-name="ce28" office:value-type="float" office:value="74657134" calcext:value-type="float">
            <text:p>74657134</text:p>
          </table:table-cell>
          <table:table-cell table:style-name="ce28" office:value-type="float" office:value="0.034" calcext:value-type="float">
            <text:p>0.034</text:p>
          </table:table-cell>
          <table:table-cell table:style-name="ce40" table:formula="of:=([.$G$10]-[.G10])/[.G10]" office:value-type="float" office:value="0" calcext:value-type="float">
            <text:p>0</text:p>
          </table:table-cell>
          <table:table-cell table:style-name="ce32" table:formula="of:=1000000000/[.G10]" office:value-type="float" office:value="13.3945672224707" calcext:value-type="float">
            <text:p>13.3945672224707</text:p>
          </table:table-cell>
          <table:table-cell table:style-name="ce40" table:formula="of:=[.I10]*[.$D$19]" office:value-type="float" office:value="0" calcext:value-type="float">
            <text:p>0</text:p>
          </table:table-cell>
          <table:table-cell table:style-name="ce39" table:formula="of:=[.J10]/(1 + [.$J$13]*[.H10])" office:value-type="float" office:value="13.2884601135824" calcext:value-type="float">
            <text:p>13.2884601135824</text:p>
          </table:table-cell>
          <table:table-cell table:style-name="ce40" table:formula="of:=[.K10]*[.$J$10]" office:value-type="float" office:value="0" calcext:value-type="float">
            <text:p>0</text:p>
          </table:table-cell>
          <table:table-cell table:style-name="ce40" table:formula="of:=[.M10]/[.$L$10]" office:value-type="float" office:value="0" calcext:value-type="float">
            <text:p>0</text:p>
          </table:table-cell>
          <table:table-cell table:style-name="ce39" table:formula="of:=[.$J$10]*[.$D$15]+[.M10]*[.$D$16]" office:value-type="float" office:value="45106.9083364493" calcext:value-type="float">
            <text:p>45106.9083364493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Edges (E)</text:p>
          </table:table-cell>
          <table:table-cell/>
          <table:table-cell table:style-name="ce28" office:value-type="float" office:value="4350" calcext:value-type="float">
            <text:p>4350</text:p>
          </table:table-cell>
          <table:table-cell/>
          <table:table-cell table:style-name="ce18" office:value-type="string" calcext:value-type="string">
            <text:p>Inference ratio</text:p>
          </table:table-cell>
          <table:table-cell table:style-name="ce39" table:formula="of:=1/(1+[.I8])" office:value-type="float" office:value="0.343320144060178" calcext:value-type="float">
            <text:p>0.343320144060178</text:p>
          </table:table-cell>
          <table:table-cell/>
          <table:table-cell table:style-name="ce18" office:value-type="string" calcext:value-type="string">
            <text:p>η</text:p>
          </table:table-cell>
          <table:table-cell table:style-name="ce47" table:formula="of:=[$'Minmark 16'.J13]" office:value-type="float" office:value="0.23485018531635" calcext:value-type="float">
            <text:p>0.23485018531635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Filling ratio (<text:span text:style-name="T3">ρ</text:span>)</text:p>
          </table:table-cell>
          <table:table-cell/>
          <table:table-cell table:style-name="ce28" office:value-type="float" office:value="0.77415" calcext:value-type="float">
            <text:p>0.77415</text:p>
          </table:table-cell>
          <table:table-cell/>
          <table:table-cell table:style-name="ce18" office:value-type="string" calcext:value-type="string">
            <text:p>I/O ratio</text:p>
          </table:table-cell>
          <table:table-cell table:style-name="ce39" table:formula="of:=[.I8]/(1+[.I8])" office:value-type="float" office:value="0.656679855939822" calcext:value-type="float">
            <text:p>0.656679855939822</text:p>
          </table:table-cell>
          <table:table-cell/>
          <table:table-cell table:style-name="ce18" office:value-type="string" calcext:value-type="string">
            <text:p>δ (est.)</text:p>
          </table:table-cell>
          <table:table-cell table:style-name="ce45" table:formula="of:=[.J13]*[.H10]/[.D17]" office:value-type="float" office:value="0.00199622657518898" calcext:value-type="float">
            <text:p>0.00199622657518898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Filled edges</text:p>
          </table:table-cell>
          <table:table-cell/>
          <table:table-cell table:style-name="ce32" table:formula="of:=[.D13]*[.D14]" office:value-type="float" office:value="3367.5525" calcext:value-type="float">
            <text:p>3367.5525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I/O channels (S)</text:p>
          </table:table-cell>
          <table:table-cell/>
          <table:table-cell table:style-name="ce28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ax delay (D)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Filled edges/channel</text:p>
          </table:table-cell>
          <table:table-cell/>
          <table:table-cell table:style-name="ce32" table:formula="of:=[.D15]/[.D16]" office:value-type="float" office:value="35.078671875" calcext:value-type="float">
            <text:p>35.078671875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noi 8" table:style-name="ta4">
        <table:table-column table:style-name="co1" table:number-columns-repeated="11" table:default-cell-style-name="Default"/>
        <table:table-column table:style-name="co1" table:default-cell-style-name="ce40"/>
        <table:table-column table:style-name="co1" table:number-columns-repeated="1012" table:default-cell-style-name="Default"/>
        <table:table-row table:style-name="ro1">
          <table:table-cell table:style-name="ce46"/>
          <table:table-cell table:number-columns-repeated="1023"/>
        </table:table-row>
        <table:table-row table:style-name="ro1">
          <table:table-cell/>
          <table:table-cell table:style-name="ce18" office:value-type="string" calcext:value-type="string">
            <text:p>TINX Suite version 12.2.3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anoi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Channel</text:p>
          </table:table-cell>
          <table:table-cell/>
          <table:table-cell table:style-name="ce18" office:value-type="string" calcext:value-type="string">
            <text:p>Command</text:p>
          </table:table-cell>
          <table:table-cell table:number-columns-repeated="2"/>
          <table:table-cell table:style-name="ce18" office:value-type="string" calcext:value-type="string">
            <text:p>LIPS</text:p>
          </table:table-cell>
          <table:table-cell table:style-name="ce18" office:value-type="string" calcext:value-type="string">
            <text:p>Average</text:p>
          </table:table-cell>
          <table:table-cell table:style-name="ce18" office:value-type="string" calcext:value-type="string">
            <text:p>I/O weight</text:p>
          </table:table-cell>
          <table:table-cell table:style-name="ce18" office:value-type="string" calcext:value-type="string">
            <text:p><text:span text:style-name="T3">λ</text:span> (ns)</text:p>
          </table:table-cell>
          <table:table-cell table:style-name="ce18" office:value-type="string" calcext:value-type="string">
            <text:p>μ / <text:span text:style-name="T3">λ</text:span></text:p>
          </table:table-cell>
          <table:table-cell table:style-name="ce18" office:value-type="string" calcext:value-type="string">
            <text:p>α (ns)</text:p>
          </table:table-cell>
          <table:table-cell table:style-name="ce18" office:value-type="string" calcext:value-type="string">
            <text:p>μ (ns)</text:p>
          </table:table-cell>
          <table:table-cell table:style-name="ce42" office:value-type="string" calcext:value-type="string">
            <text:p>μ / α</text:p>
          </table:table-cell>
          <table:table-cell table:style-name="ce18" office:value-type="string" calcext:value-type="string">
            <text:p>Quantum (ns)</text:p>
          </table:table-cell>
          <table:table-cell table:number-columns-repeated="1009"/>
        </table:table-row>
        <table:table-row table:style-name="ro1">
          <table:table-cell/>
          <table:table-cell table:style-name="ce18" office:value-type="string" calcext:value-type="string">
            <text:p>type</text:p>
          </table:table-cell>
          <table:table-cell table:number-columns-repeated="4"/>
          <table:table-cell table:style-name="ce35" office:value-type="string" calcext:value-type="string">
            <text:p>@ 3.1 GHz</text:p>
          </table:table-cell>
          <table:table-cell table:style-name="ce35" office:value-type="string" calcext:value-type="string">
            <text:p>depth (B)</text:p>
          </table:table-cell>
          <table:table-cell table:style-name="ce35" office:value-type="string" calcext:value-type="string">
            <text:p>(inferences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POSIX IPC</text:p>
          </table:table-cell>
          <table:table-cell/>
          <table:table-cell office:value-type="string" calcext:value-type="string">
            <text:p>tinx -i -t 0 -z 10000000 -r 10 hanoi_8</text:p>
          </table:table-cell>
          <table:table-cell table:number-columns-repeated="2"/>
          <table:table-cell table:style-name="ce28" office:value-type="float" office:value="8241322" calcext:value-type="float">
            <text:p>8241322</text:p>
          </table:table-cell>
          <table:table-cell/>
          <table:table-cell table:style-name="ce32" table:formula="of:=([.$G$10]-[.G8])/[.G8]" office:value-type="float" office:value="1.09244681860507" calcext:value-type="float">
            <text:p>1.09244681860507</text:p>
          </table:table-cell>
          <table:table-cell/>
          <table:table-cell table:style-name="ce32" table:formula="of:=[.I8]*[.$D$19]" office:value-type="float" office:value="71.9987191176435" calcext:value-type="float">
            <text:p>71.9987191176435</text:p>
          </table:table-cell>
          <table:table-cell/>
          <table:table-cell table:style-name="ce32" table:formula="of:=[.K8]*[.$J$10]" office:value-type="float" office:value="4175.16322381474" calcext:value-type="float">
            <text:p>4175.16322381474</text:p>
          </table:table-cell>
          <table:table-cell table:style-name="ce32" table:formula="of:=[.M8]/[.$L$10]" office:value-type="float" office:value="72.3707151932445" calcext:value-type="float">
            <text:p>72.3707151932445</text:p>
          </table:table-cell>
          <table:table-cell table:style-name="ce39" table:formula="of:=[.$J$10]*[.$D$15]+[.M8]*[.$D$16]" office:value-type="float" office:value="1535425.72174707" calcext:value-type="float">
            <text:p>1535425.72174707</text:p>
          </table:table-cell>
          <table:table-cell table:number-columns-repeated="1009"/>
        </table:table-row>
        <table:table-row table:style-name="ro1">
          <table:table-cell/>
          <table:table-cell table:style-name="ce24" office:value-type="string" calcext:value-type="string">
            <text:p>File I/O</text:p>
          </table:table-cell>
          <table:table-cell/>
          <table:table-cell office:value-type="string" calcext:value-type="string">
            <text:p>tinx -if -t 0 -z 10000000 -r 10 hanoi_8</text:p>
          </table:table-cell>
          <table:table-cell table:number-columns-repeated="2"/>
          <table:table-cell table:style-name="ce28" office:value-type="float" office:value="7750037" calcext:value-type="float">
            <text:p>7750037</text:p>
          </table:table-cell>
          <table:table-cell/>
          <table:table-cell table:style-name="ce32" table:formula="of:=([.$G$10]-[.G9])/[.G9]" office:value-type="float" office:value="1.22508976408758" calcext:value-type="float">
            <text:p>1.22508976408758</text:p>
          </table:table-cell>
          <table:table-cell/>
          <table:table-cell table:style-name="ce32" table:formula="of:=[.I9]*[.$D$19]" office:value-type="float" office:value="80.7406752587453" calcext:value-type="float">
            <text:p>80.7406752587453</text:p>
          </table:table-cell>
          <table:table-cell/>
          <table:table-cell table:style-name="ce32" table:formula="of:=[.K9]*[.$J$10]" office:value-type="float" office:value="4682.10410042799" calcext:value-type="float">
            <text:p>4682.10410042799</text:p>
          </table:table-cell>
          <table:table-cell table:style-name="ce32" table:formula="of:=[.M9]/[.$L$10]" office:value-type="float" office:value="81.1578384347812" calcext:value-type="float">
            <text:p>81.1578384347812</text:p>
          </table:table-cell>
          <table:table-cell table:style-name="ce39" table:formula="of:=[.$J$10]*[.$D$15]+[.M9]*[.$D$16]" office:value-type="float" office:value="1632758.37005681" calcext:value-type="float">
            <text:p>1632758.37005681</text:p>
          </table:table-cell>
          <table:table-cell table:number-columns-repeated="1009"/>
        </table:table-row>
        <table:table-row table:style-name="ro1">
          <table:table-cell/>
          <table:table-cell table:style-name="ce24" office:value-type="string" calcext:value-type="string">
            <text:p>Quiet mode</text:p>
          </table:table-cell>
          <table:table-cell/>
          <table:table-cell office:value-type="string" calcext:value-type="string">
            <text:p>tinx -iq -t 0 -z 10000000 -r 10 hanoi_8</text:p>
          </table:table-cell>
          <table:table-cell table:number-columns-repeated="2"/>
          <table:table-cell table:style-name="ce28" office:value-type="float" office:value="17244528" calcext:value-type="float">
            <text:p>17244528</text:p>
          </table:table-cell>
          <table:table-cell table:style-name="ce28" office:value-type="float" office:value="0.022" calcext:value-type="float">
            <text:p>0.022</text:p>
          </table:table-cell>
          <table:table-cell table:style-name="ce40" table:formula="of:=([.$G$10]-[.G10])/[.G10]" office:value-type="float" office:value="0" calcext:value-type="float">
            <text:p>0</text:p>
          </table:table-cell>
          <table:table-cell table:style-name="ce32" table:formula="of:=1000000000/[.G10]" office:value-type="float" office:value="57.9894097420353" calcext:value-type="float">
            <text:p>57.9894097420353</text:p>
          </table:table-cell>
          <table:table-cell table:style-name="ce40" table:formula="of:=[.I10]*[.$D$19]" office:value-type="float" office:value="0" calcext:value-type="float">
            <text:p>0</text:p>
          </table:table-cell>
          <table:table-cell table:style-name="ce39" table:formula="of:=[.J10]/(1 + [.$J$13]*[.H10])" office:value-type="float" office:value="57.6913356827579" calcext:value-type="float">
            <text:p>57.6913356827579</text:p>
          </table:table-cell>
          <table:table-cell table:style-name="ce40" table:formula="of:=[.K10]*[.$J$10]" office:value-type="float" office:value="0" calcext:value-type="float">
            <text:p>0</text:p>
          </table:table-cell>
          <table:table-cell table:style-name="ce40" table:formula="of:=[.M10]/[.$L$10]" office:value-type="float" office:value="0" calcext:value-type="float">
            <text:p>0</text:p>
          </table:table-cell>
          <table:table-cell table:style-name="ce39" table:formula="of:=[.$J$10]*[.$D$15]+[.M10]*[.$D$16]" office:value-type="float" office:value="733794.382774641" calcext:value-type="float">
            <text:p>733794.382774641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Edges (E)</text:p>
          </table:table-cell>
          <table:table-cell/>
          <table:table-cell table:style-name="ce28" table:formula="of:=16053" office:value-type="float" office:value="16053" calcext:value-type="float">
            <text:p>16053</text:p>
          </table:table-cell>
          <table:table-cell/>
          <table:table-cell table:style-name="ce18" office:value-type="string" calcext:value-type="string">
            <text:p>Inference ratio</text:p>
          </table:table-cell>
          <table:table-cell table:style-name="ce39" table:formula="of:=1/(1+[.I8])" office:value-type="float" office:value="0.47790939827405" calcext:value-type="float">
            <text:p>0.47790939827405</text:p>
          </table:table-cell>
          <table:table-cell/>
          <table:table-cell table:style-name="ce18" office:value-type="string" calcext:value-type="string">
            <text:p>η</text:p>
          </table:table-cell>
          <table:table-cell table:style-name="ce47" table:formula="of:=[$'Minmark 16'.J13]" office:value-type="float" office:value="0.23485018531635" calcext:value-type="float">
            <text:p>0.23485018531635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Filling ratio (<text:span text:style-name="T3">ρ</text:span>)</text:p>
          </table:table-cell>
          <table:table-cell/>
          <table:table-cell table:style-name="ce28" office:value-type="float" office:value="0.78826" calcext:value-type="float">
            <text:p>0.78826</text:p>
          </table:table-cell>
          <table:table-cell/>
          <table:table-cell table:style-name="ce18" office:value-type="string" calcext:value-type="string">
            <text:p>I/O ratio</text:p>
          </table:table-cell>
          <table:table-cell table:style-name="ce39" table:formula="of:=[.I8]/(1+[.I8])" office:value-type="float" office:value="0.52209060172595" calcext:value-type="float">
            <text:p>0.52209060172595</text:p>
          </table:table-cell>
          <table:table-cell/>
          <table:table-cell table:style-name="ce18" office:value-type="string" calcext:value-type="string">
            <text:p>δ (est.)</text:p>
          </table:table-cell>
          <table:table-cell table:style-name="ce45" table:formula="of:=[.J13]*[.H10]/[.D17]" office:value-type="float" office:value="0.0000807297512024953" calcext:value-type="float">
            <text:p>8.07297512024953E-05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Filled edges</text:p>
          </table:table-cell>
          <table:table-cell/>
          <table:table-cell table:style-name="ce32" table:formula="of:=[.D13]*[.D14]" office:value-type="float" office:value="12653.93778" calcext:value-type="float">
            <text:p>12653.93778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I/O channels (S)</text:p>
          </table:table-cell>
          <table:table-cell/>
          <table:table-cell table:style-name="ce28" office:value-type="float" office:value="192" calcext:value-type="float">
            <text:p>192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ax delay (D)</text:p>
          </table:table-cell>
          <table:table-cell/>
          <table:table-cell table:style-name="ce28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Filled edges/channel</text:p>
          </table:table-cell>
          <table:table-cell/>
          <table:table-cell table:style-name="ce32" table:formula="of:=[.D15]/[.D16]" office:value-type="float" office:value="65.9059259375" calcext:value-type="float">
            <text:p>65.9059259375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roughput" table:style-name="ta5">
        <table:table-column table:style-name="co2" table:default-cell-style-name="Default"/>
        <table:table-column table:style-name="co2" table:default-cell-style-name="ce18"/>
        <table:table-column table:style-name="co2" table:default-cell-style-name="Default"/>
        <table:table-column table:style-name="co2" table:number-columns-repeated="3" table:default-cell-style-name="ce32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NX Suite version 12.2.3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Throughput estimat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3" office:value-type="string" calcext:value-type="string">
            <text:p>Minmark 16</text:p>
          </table:table-cell>
          <table:table-cell table:style-name="ce23" office:value-type="string" calcext:value-type="string">
            <text:p>Parbench 16</text:p>
          </table:table-cell>
          <table:table-cell table:style-name="ce23" office:value-type="string" calcext:value-type="string">
            <text:p>Hanoi 4</text:p>
          </table:table-cell>
          <table:table-cell table:style-name="ce23" office:value-type="string" calcext:value-type="string">
            <text:p>Hanoi 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led edges</text:p>
          </table:table-cell>
          <table:table-cell table:style-name="ce55" table:formula="of:=[$'Minmark 16'.D15]" office:value-type="float" office:value="335.52992" calcext:value-type="float">
            <text:p>335.52992</text:p>
          </table:table-cell>
          <table:table-cell table:style-name="ce55" table:formula="of:=[$'Parbench 16'.D15]" office:value-type="float" office:value="2468.84964" calcext:value-type="float">
            <text:p>2468.84964</text:p>
          </table:table-cell>
          <table:table-cell table:style-name="ce55" table:formula="of:=[$'Hanoi 4'.D15]" office:value-type="float" office:value="3367.5525" calcext:value-type="float">
            <text:p>3367.5525</text:p>
          </table:table-cell>
          <table:table-cell table:style-name="ce55" table:formula="of:=[$'Hanoi 8'.D15]" office:value-type="float" office:value="12653.93778" calcext:value-type="float">
            <text:p>12653.937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47" table:formula="of:=[$'Minmark 16'.D16]" office:value-type="float" office:value="16" calcext:value-type="float">
            <text:p>16</text:p>
          </table:table-cell>
          <table:table-cell table:style-name="ce47" table:formula="of:=[$'Parbench 16'.D16]" office:value-type="float" office:value="48" calcext:value-type="float">
            <text:p>48</text:p>
          </table:table-cell>
          <table:table-cell table:style-name="ce47" table:formula="of:=[$'Hanoi 4'.D16]" office:value-type="float" office:value="96" calcext:value-type="float">
            <text:p>96</text:p>
          </table:table-cell>
          <table:table-cell table:style-name="ce47" table:formula="of:=[$'Hanoi 8'.D16]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3">λ</text:span> (ns)</text:p>
          </table:table-cell>
          <table:table-cell table:style-name="ce47" table:formula="of:=[$'Minmark 16'.J10]" office:value-type="float" office:value="15.6091715683498" calcext:value-type="float">
            <text:p>15.6091715683498</text:p>
          </table:table-cell>
          <table:table-cell table:style-name="ce47" table:formula="of:=[$'Parbench 16'.J10]" office:value-type="float" office:value="37.3357423349908" calcext:value-type="float">
            <text:p>37.3357423349908</text:p>
          </table:table-cell>
          <table:table-cell table:style-name="ce47" table:formula="of:=[$'Hanoi 4'.J10]" office:value-type="float" office:value="13.3945672224707" calcext:value-type="float">
            <text:p>13.3945672224707</text:p>
          </table:table-cell>
          <table:table-cell table:style-name="ce47" table:formula="of:=[$'Hanoi 8'.J10]" office:value-type="float" office:value="57.9894097420353" calcext:value-type="float">
            <text:p>57.989409742035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OSIX IPC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Quantum IPC</text:p>
          </table:table-cell>
          <table:table-cell table:style-name="ce47" table:formula="of:=[$'Minmark 16'.O8]" office:value-type="float" office:value="11648.7447643909" calcext:value-type="float">
            <text:p>11648.7447643909</text:p>
          </table:table-cell>
          <table:table-cell table:style-name="ce47" table:formula="of:=[$'Parbench 16'.O8]" office:value-type="float" office:value="126990.298872819" calcext:value-type="float">
            <text:p>126990.298872819</text:p>
          </table:table-cell>
          <table:table-cell table:style-name="ce47" table:formula="of:=[$'Hanoi 4'.O8]" office:value-type="float" office:value="131384.391847811" calcext:value-type="float">
            <text:p>131384.391847811</text:p>
          </table:table-cell>
          <table:table-cell table:style-name="ce47" table:formula="of:=[$'Hanoi 8'.O8]" office:value-type="float" office:value="1535425.72174707" calcext:value-type="float">
            <text:p>1535425.72174707</text:p>
          </table:table-cell>
          <table:table-cell table:number-columns-repeated="3"/>
        </table:table-row>
        <table:table-row table:style-name="ro1">
          <table:table-cell/>
          <table:table-cell table:style-name="ce53" office:value-type="string" calcext:value-type="string">
            <text:p>μ</text:p>
          </table:table-cell>
          <table:table-cell table:style-name="ce47" table:formula="of:=[$'Minmark 16'.M8]" office:value-type="float" office:value="400.712542299763" calcext:value-type="float">
            <text:p>400.712542299763</text:p>
          </table:table-cell>
          <table:table-cell table:style-name="ce47" table:formula="of:=[$'Parbench 16'.M8]" office:value-type="float" office:value="725.290934373843" calcext:value-type="float">
            <text:p>725.290934373843</text:p>
          </table:table-cell>
          <table:table-cell table:style-name="ce47" table:formula="of:=[$'Hanoi 4'.M8]" office:value-type="float" office:value="898.723786576681" calcext:value-type="float">
            <text:p>898.723786576681</text:p>
          </table:table-cell>
          <table:table-cell table:style-name="ce47" table:formula="of:=[$'Hanoi 8'.M8]" office:value-type="float" office:value="4175.16322381474" calcext:value-type="float">
            <text:p>4175.16322381474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β</text:p>
          </table:table-cell>
          <table:table-cell/>
          <table:table-cell table:formula="of:=[.D13]-[.D15]*[.D7]" office:value-type="float" office:value="238.423346262723" calcext:value-type="float">
            <text:p>238.423346262723</text:p>
          </table:table-cell>
          <table:table-cell table:formula="of:=[.E13]-[.E15]*[.E7]" office:value-type="float" office:value="301.110293444379" calcext:value-type="float">
            <text:p>301.110293444379</text:p>
          </table:table-cell>
          <table:table-cell table:formula="of:=[.F13]-[.F15]*[.F7]" office:value-type="float" office:value="57.5806621620377" calcext:value-type="float">
            <text:p>57.5806621620377</text:p>
          </table:table-cell>
          <table:table-cell/>
          <table:table-cell table:style-name="ce56" office:value-type="string" calcext:value-type="string">
            <text:p>β (average)</text:p>
          </table:table-cell>
          <table:table-cell table:style-name="ce39" table:formula="of:=AVERAGE([.D14:.F14])" office:value-type="float" office:value="199.038100623047" calcext:value-type="float">
            <text:p>199.038100623047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table:formula="of:=([.D13]-[.$C$13])/([.D7]-[.$C$7])" office:value-type="float" office:value="10.143074752315" calcext:value-type="float">
            <text:p>10.143074752315</text:p>
          </table:table-cell>
          <table:table-cell table:formula="of:=([.E13]-[.$C$13])/([.E7]-[.$C$7])" office:value-type="float" office:value="6.22514055346148" calcext:value-type="float">
            <text:p>6.22514055346148</text:p>
          </table:table-cell>
          <table:table-cell table:formula="of:=([.F13]-[.$C$13])/([.F7]-[.$C$7])" office:value-type="float" office:value="21.4457425086078" calcext:value-type="float">
            <text:p>21.4457425086078</text:p>
          </table:table-cell>
          <table:table-cell/>
          <table:table-cell table:style-name="ce18" office:value-type="string" calcext:value-type="string">
            <text:p>m (average)</text:p>
          </table:table-cell>
          <table:table-cell table:style-name="ce32" table:formula="of:=TAN([.I16])" office:value-type="float" office:value="9.82987960875428" calcext:value-type="float">
            <text:p>9.82987960875428</text:p>
          </table:table-cell>
        </table:table-row>
        <table:table-row table:style-name="ro1">
          <table:table-cell/>
          <table:table-cell office:value-type="string" calcext:value-type="string">
            <text:p>atan(m)</text:p>
          </table:table-cell>
          <table:table-cell/>
          <table:table-cell table:formula="of:=ATAN([.D15])" office:value-type="float" office:value="1.47252446835949" calcext:value-type="float">
            <text:p>1.47252446835949</text:p>
          </table:table-cell>
          <table:table-cell table:formula="of:=ATAN([.E15])" office:value-type="float" office:value="1.41151813220812" calcext:value-type="float">
            <text:p>1.41151813220812</text:p>
          </table:table-cell>
          <table:table-cell table:formula="of:=ATAN([.F15])" office:value-type="float" office:value="1.52420077619958" calcext:value-type="float">
            <text:p>1.52420077619958</text:p>
          </table:table-cell>
          <table:table-cell/>
          <table:table-cell table:style-name="ce54" office:value-type="string" calcext:value-type="string">
            <text:p>atan(m) (average)</text:p>
          </table:table-cell>
          <table:table-cell table:style-name="ce32" table:formula="of:=AVERAGE([.D16:.F16])" office:value-type="float" office:value="1.4694144589224" calcext:value-type="float">
            <text:p>1.4694144589224</text:p>
          </table:table-cell>
        </table:table-row>
        <table:table-row table:style-name="ro1">
          <table:table-cell/>
          <table:table-cell table:style-name="ce54" office:value-type="string" calcext:value-type="string">
            <text:p>ε</text:p>
          </table:table-cell>
          <table:table-cell/>
          <table:table-cell table:formula="of:=[.D15]/[.D14]" office:value-type="float" office:value="0.0425422883761482" calcext:value-type="float">
            <text:p>0.0425422883761482</text:p>
          </table:table-cell>
          <table:table-cell table:formula="of:=[.E15]/[.E14]" office:value-type="float" office:value="0.0206739546571209" calcext:value-type="float">
            <text:p>0.0206739546571209</text:p>
          </table:table-cell>
          <table:table-cell table:formula="of:=[.F15]/[.F14]" office:value-type="float" office:value="0.372446958811577" calcext:value-type="float">
            <text:p>0.372446958811577</text:p>
          </table:table-cell>
          <table:table-cell/>
          <table:table-cell table:style-name="ce54" office:value-type="string" calcext:value-type="string">
            <text:p>ε (average)</text:p>
          </table:table-cell>
          <table:table-cell table:style-name="ce39" table:formula="of:=[.I15]/[.I14]" office:value-type="float" office:value="0.0493869243023517" calcext:value-type="float">
            <text:p>0.0493869243023517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Estimated μ</text:p>
          </table:table-cell>
          <table:table-cell table:style-name="ce32" table:formula="of:=[.$I$14]*(1+[.$I$17]*[.C7])" office:value-type="float" office:value="356.316174363115" calcext:value-type="float">
            <text:p>356.316174363115</text:p>
          </table:table-cell>
          <table:table-cell table:formula="of:=[.$I$14]*(1+[.$I$17]*[.D7])" office:value-type="float" office:value="670.872321843252" calcext:value-type="float">
            <text:p>670.872321843252</text:p>
          </table:table-cell>
          <table:table-cell table:formula="of:=[.$I$14]*(1+[.$I$17]*[.E7])" office:value-type="float" office:value="1142.70654306346" calcext:value-type="float">
            <text:p>1142.70654306346</text:p>
          </table:table-cell>
          <table:table-cell table:formula="of:=[.$I$14]*(1+[.$I$17]*[.F7])" office:value-type="float" office:value="2086.37498550387" calcext:value-type="float">
            <text:p>2086.374985503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ror <text:span text:style-name="T3">μ</text:span></text:p>
          </table:table-cell>
          <table:table-cell table:style-name="ce32" table:formula="of:=[.C13]-[.C19]" office:value-type="float" office:value="44.3963679366479" calcext:value-type="float">
            <text:p>44.3963679366479</text:p>
          </table:table-cell>
          <table:table-cell table:formula="of:=[.D13]-[.D19]" office:value-type="float" office:value="54.4186125305911" calcext:value-type="float">
            <text:p>54.4186125305911</text:p>
          </table:table-cell>
          <table:table-cell table:formula="of:=[.E13]-[.E19]" office:value-type="float" office:value="-243.982756486776" calcext:value-type="float">
            <text:p>-243.982756486776</text:p>
          </table:table-cell>
          <table:table-cell table:formula="of:=[.F13]-[.F19]" office:value-type="float" office:value="2088.78823831087" calcext:value-type="float">
            <text:p>2088.788238310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. Quantum</text:p>
          </table:table-cell>
          <table:table-cell table:style-name="ce39" table:formula="of:=[.C6]*[.C8]+[.C7]*[.C19]" office:value-type="float" office:value="10938.4028774045" calcext:value-type="float">
            <text:p>10938.4028774045</text:p>
          </table:table-cell>
          <table:table-cell table:style-name="ce39" table:formula="of:=[.D6]*[.D8]+[.D7]*[.D19]" office:value-type="float" office:value="124378.205471351" calcext:value-type="float">
            <text:p>124378.205471351</text:p>
          </table:table-cell>
          <table:table-cell table:style-name="ce39" table:formula="of:=[.E6]*[.E8]+[.E7]*[.E19]" office:value-type="float" office:value="154806.736470541" calcext:value-type="float">
            <text:p>154806.736470541</text:p>
          </table:table-cell>
          <table:table-cell table:style-name="ce39" table:formula="of:=[.F6]*[.F8]+[.F7]*[.F19]" office:value-type="float" office:value="1134378.37999138" calcext:value-type="float">
            <text:p>1134378.379991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ror quantum</text:p>
          </table:table-cell>
          <table:table-cell table:style-name="ce32" table:formula="of:=[.C12]-[.C21]" office:value-type="float" office:value="710.341886986374" calcext:value-type="float">
            <text:p>710.341886986374</text:p>
          </table:table-cell>
          <table:table-cell table:formula="of:=[.D12]-[.D21]" office:value-type="float" office:value="2612.09340146813" calcext:value-type="float">
            <text:p>2612.09340146813</text:p>
          </table:table-cell>
          <table:table-cell table:formula="of:=[.E12]-[.E21]" office:value-type="float" office:value="-23422.3446227302" calcext:value-type="float">
            <text:p>-23422.3446227302</text:p>
          </table:table-cell>
          <table:table-cell table:formula="of:=[.F12]-[.F21]" office:value-type="float" office:value="401047.341755687" calcext:value-type="float">
            <text:p>401047.34175568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 I/O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Quantum file</text:p>
          </table:table-cell>
          <table:table-cell table:style-name="ce47" table:formula="of:=[$'Minmark 16'.O9]" office:value-type="float" office:value="17317.6089358533" calcext:value-type="float">
            <text:p>17317.6089358533</text:p>
          </table:table-cell>
          <table:table-cell table:style-name="ce47" table:formula="of:=[$'Parbench 16'.O9]" office:value-type="float" office:value="161808.562324308" calcext:value-type="float">
            <text:p>161808.562324308</text:p>
          </table:table-cell>
          <table:table-cell table:style-name="ce47" table:formula="of:=[$'Hanoi 4'.O9]" office:value-type="float" office:value="152178.848549859" calcext:value-type="float">
            <text:p>152178.848549859</text:p>
          </table:table-cell>
          <table:table-cell table:style-name="ce47" table:formula="of:=[$'Hanoi 8'.O9]" office:value-type="float" office:value="1632758.37005681" calcext:value-type="float">
            <text:p>1632758.37005681</text:p>
          </table:table-cell>
          <table:table-cell table:number-columns-repeated="3"/>
        </table:table-row>
        <table:table-row table:style-name="ro1">
          <table:table-cell/>
          <table:table-cell table:style-name="ce53" office:value-type="string" calcext:value-type="string">
            <text:p>μ</text:p>
          </table:table-cell>
          <table:table-cell table:style-name="ce47" table:formula="of:=[$'Minmark 16'.M9]" office:value-type="float" office:value="755.016553016163" calcext:value-type="float">
            <text:p>755.016553016163</text:p>
          </table:table-cell>
          <table:table-cell table:style-name="ce47" table:formula="of:=[$'Parbench 16'.M9]" office:value-type="float" office:value="1450.67142294652" calcext:value-type="float">
            <text:p>1450.67142294652</text:p>
          </table:table-cell>
          <table:table-cell table:style-name="ce47" table:formula="of:=[$'Hanoi 4'.M9]" office:value-type="float" office:value="1115.33271055635" calcext:value-type="float">
            <text:p>1115.33271055635</text:p>
          </table:table-cell>
          <table:table-cell table:style-name="ce47" table:formula="of:=[$'Hanoi 8'.M9]" office:value-type="float" office:value="4682.10410042799" calcext:value-type="float">
            <text:p>4682.10410042799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β</text:p>
          </table:table-cell>
          <table:table-cell/>
          <table:table-cell table:formula="of:=[.D27]-[.D29]*[.D7]" office:value-type="float" office:value="407.189118050984" calcext:value-type="float">
            <text:p>407.189118050984</text:p>
          </table:table-cell>
          <table:table-cell table:formula="of:=[.E27]-[.E29]*[.E7]" office:value-type="float" office:value="682.953321508126" calcext:value-type="float">
            <text:p>682.953321508126</text:p>
          </table:table-cell>
          <table:table-cell table:formula="of:=[.F27]-[.F29]*[.F7]" office:value-type="float" office:value="398.008594160542" calcext:value-type="float">
            <text:p>398.008594160542</text:p>
          </table:table-cell>
          <table:table-cell/>
          <table:table-cell table:style-name="ce56" office:value-type="string" calcext:value-type="string">
            <text:p>β (average)</text:p>
          </table:table-cell>
          <table:table-cell table:style-name="ce39" table:formula="of:=AVERAGE([.D28:.F28])" office:value-type="float" office:value="496.050344573217" calcext:value-type="float">
            <text:p>496.050344573217</text:p>
          </table:table-cell>
        </table:table-row>
        <table:table-row table:style-name="ro1">
          <table:table-cell/>
          <table:table-cell table:style-name="ce54" office:value-type="string" calcext:value-type="string">
            <text:p>m</text:p>
          </table:table-cell>
          <table:table-cell/>
          <table:table-cell table:formula="of:=([.D27]-[.$C$27])/([.D7]-[.$C$7])" office:value-type="float" office:value="21.7392146853237" calcext:value-type="float">
            <text:p>21.7392146853237</text:p>
          </table:table-cell>
          <table:table-cell table:formula="of:=([.E27]-[.$C$27])/([.E7]-[.$C$7])" office:value-type="float" office:value="4.50395196925234" calcext:value-type="float">
            <text:p>4.50395196925234</text:p>
          </table:table-cell>
          <table:table-cell table:formula="of:=([.F27]-[.$C$27])/([.F7]-[.$C$7])" office:value-type="float" office:value="22.3129974284763" calcext:value-type="float">
            <text:p>22.3129974284763</text:p>
          </table:table-cell>
          <table:table-cell/>
          <table:table-cell table:style-name="ce18" office:value-type="string" calcext:value-type="string">
            <text:p>m (average)</text:p>
          </table:table-cell>
          <table:table-cell table:style-name="ce32" table:formula="of:=TAN([.I30])" office:value-type="float" office:value="9.66689720931509" calcext:value-type="float">
            <text:p>9.66689720931509</text:p>
          </table:table-cell>
        </table:table-row>
        <table:table-row table:style-name="ro1">
          <table:table-cell/>
          <table:table-cell office:value-type="string" calcext:value-type="string">
            <text:p>atan(m)</text:p>
          </table:table-cell>
          <table:table-cell/>
          <table:table-cell table:formula="of:=ATAN([.D29])" office:value-type="float" office:value="1.52482890889482" calcext:value-type="float">
            <text:p>1.52482890889482</text:p>
          </table:table-cell>
          <table:table-cell table:formula="of:=ATAN([.E29])" office:value-type="float" office:value="1.35231320043241" calcext:value-type="float">
            <text:p>1.35231320043241</text:p>
          </table:table-cell>
          <table:table-cell table:formula="of:=ATAN([.F29])" office:value-type="float" office:value="1.52600936843599" calcext:value-type="float">
            <text:p>1.52600936843599</text:p>
          </table:table-cell>
          <table:table-cell/>
          <table:table-cell table:style-name="ce54" office:value-type="string" calcext:value-type="string">
            <text:p>atan(m) (average)</text:p>
          </table:table-cell>
          <table:table-cell table:style-name="ce32" table:formula="of:=AVERAGE([.D30:.F30])" office:value-type="float" office:value="1.4677171592544" calcext:value-type="float">
            <text:p>1.4677171592544</text:p>
          </table:table-cell>
        </table:table-row>
        <table:table-row table:style-name="ro1">
          <table:table-cell/>
          <table:table-cell table:style-name="ce54" office:value-type="string" calcext:value-type="string">
            <text:p>ε</text:p>
          </table:table-cell>
          <table:table-cell/>
          <table:table-cell table:formula="of:=[.D29]/[.D28]" office:value-type="float" office:value="0.0533884962087854" calcext:value-type="float">
            <text:p>0.0533884962087854</text:p>
          </table:table-cell>
          <table:table-cell table:formula="of:=[.E29]/[.E28]" office:value-type="float" office:value="0.00659481669890195" calcext:value-type="float">
            <text:p>0.00659481669890195</text:p>
          </table:table-cell>
          <table:table-cell table:formula="of:=[.F29]/[.F28]" office:value-type="float" office:value="0.0560615970505301" calcext:value-type="float">
            <text:p>0.0560615970505301</text:p>
          </table:table-cell>
          <table:table-cell/>
          <table:table-cell table:style-name="ce54" office:value-type="string" calcext:value-type="string">
            <text:p>ε (average)</text:p>
          </table:table-cell>
          <table:table-cell table:style-name="ce39" table:formula="of:=[.I29]/[.I28]" office:value-type="float" office:value="0.0194877340880231" calcext:value-type="float">
            <text:p>0.0194877340880231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Estimated μ</text:p>
          </table:table-cell>
          <table:table-cell table:style-name="ce32" table:formula="of:=[.$I$28]*(1+[.$I$31]*[.C7])" office:value-type="float" office:value="650.720699922259" calcext:value-type="float">
            <text:p>650.720699922259</text:p>
          </table:table-cell>
          <table:table-cell table:formula="of:=[.$I$28]*(1+[.$I$31]*[.D7])" office:value-type="float" office:value="960.061410620341" calcext:value-type="float">
            <text:p>960.061410620341</text:p>
          </table:table-cell>
          <table:table-cell table:formula="of:=[.$I$28]*(1+[.$I$31]*[.E7])" office:value-type="float" office:value="1424.07247666747" calcext:value-type="float">
            <text:p>1424.07247666747</text:p>
          </table:table-cell>
          <table:table-cell table:formula="of:=[.$I$28]*(1+[.$I$31]*[.F7])" office:value-type="float" office:value="2352.09460876171" calcext:value-type="float">
            <text:p>2352.094608761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ror <text:span text:style-name="T3">μ</text:span></text:p>
          </table:table-cell>
          <table:table-cell table:style-name="ce32" table:formula="of:=[.C27]-[.C33]" office:value-type="float" office:value="104.295853093904" calcext:value-type="float">
            <text:p>104.295853093904</text:p>
          </table:table-cell>
          <table:table-cell table:formula="of:=[.D27]-[.D33]" office:value-type="float" office:value="490.610012326179" calcext:value-type="float">
            <text:p>490.610012326179</text:p>
          </table:table-cell>
          <table:table-cell table:formula="of:=[.E27]-[.E33]" office:value-type="float" office:value="-308.739766111115" calcext:value-type="float">
            <text:p>-308.739766111115</text:p>
          </table:table-cell>
          <table:table-cell table:formula="of:=[.F27]-[.F33]" office:value-type="float" office:value="2330.00949166628" calcext:value-type="float">
            <text:p>2330.009491666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. Quantum</text:p>
          </table:table-cell>
          <table:table-cell table:style-name="ce39" table:formula="of:=[.C6]*[.C8]+[.C7]*[.C33]" office:value-type="float" office:value="15648.8752863508" calcext:value-type="float">
            <text:p>15648.8752863508</text:p>
          </table:table-cell>
          <table:table-cell table:style-name="ce39" table:formula="of:=[.D6]*[.D8]+[.D7]*[.D33]" office:value-type="float" office:value="138259.281732651" calcext:value-type="float">
            <text:p>138259.281732651</text:p>
          </table:table-cell>
          <table:table-cell table:style-name="ce39" table:formula="of:=[.E6]*[.E8]+[.E7]*[.E33]" office:value-type="float" office:value="181817.866096526" calcext:value-type="float">
            <text:p>181817.866096526</text:p>
          </table:table-cell>
          <table:table-cell table:style-name="ce39" table:formula="of:=[.F6]*[.F8]+[.F7]*[.F33]" office:value-type="float" office:value="1185396.54765689" calcext:value-type="float">
            <text:p>1185396.547656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ror quantum</text:p>
          </table:table-cell>
          <table:table-cell table:style-name="ce32" table:formula="of:=[.C26]-[.C35]" office:value-type="float" office:value="1668.73364950247" calcext:value-type="float">
            <text:p>1668.73364950247</text:p>
          </table:table-cell>
          <table:table-cell table:formula="of:=[.D26]-[.D35]" office:value-type="float" office:value="23549.280591657" calcext:value-type="float">
            <text:p>23549.280591657</text:p>
          </table:table-cell>
          <table:table-cell table:formula="of:=[.E26]-[.E35]" office:value-type="float" office:value="-29639.017546667" calcext:value-type="float">
            <text:p>-29639.017546667</text:p>
          </table:table-cell>
          <table:table-cell table:formula="of:=[.F26]-[.F35]" office:value-type="float" office:value="447361.82239992" calcext:value-type="float">
            <text:p>447361.8223999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21:32:28.361363131</meta:creation-date>
    <meta:generator>LibreOffice/7.3.7.2$Linux_X86_64 LibreOffice_project/30$Build-2</meta:generator>
    <dc:date>2024-10-21T13:09:54.100479264</dc:date>
    <meta:editing-duration>PT12H51M50S</meta:editing-duration>
    <meta:editing-cycles>222</meta:editing-cycles>
    <meta:document-statistic meta:table-count="5" meta:cell-count="393" meta:object-count="0"/>
  </office:meta>
</office:document-meta>
</file>